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3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94</text:p>
      <text:p text:style-name="P5">Month<text:tab/><text:tab/><text:tab/><text:tab/><text:tab/><text:tab/>March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Wednesday Morning/</text:p>
      <text:p text:style-name="P2">My dear Father/</text:p>
      <text:p text:style-name="P2"><text:tab/>Your letter has/ just come. <text:s/>I am glad/ that you enjoyed the con-/cert, &amp; felt no bad results./ <text:s/>I am having a very pleas-/ant visit here. <text:s/>I have had/ many visitors, have been/ taken to drive twice had/ flowers &amp;c. <text:s/>We go to see 'Ben Hur,/ and to hear a lecture on/ Wordsworth. <text:s/>I shall probably/ remain until next Wed-/nesday when Abe will go/ with me to Scranton, and/ I stay there about ten days./ <text:s/>Rose leaves Chicago for/ Scranton to night. <text:s/>The/</text:p>
      <text:p text:style-name="P2"/>
      <text:p text:style-name="P2">[Page 2]</text:p>
      <text:p text:style-name="P2">weather here is cool &amp; rainy/ tho' it has been extremely/ warm. <text:s/>I am hoping to/ find out to day of Manuel's/ safe arrival in Algiers/ on Monday. <text:s/>To-day/ he should reach his/ destination Naples/ where he expects to stay/ a few days and to go by/ rail to Rome. <text:s/>I hope/ that he will keep out/ of the way of the an-/archists/</text:p>
      <text:p text:style-name="P2"><text:soft-page-break/>I have nothing to/ write about to-day,/ so I will only add/ my love from/ your Nina./</text:p>
      <text:p text:style-name="P2"/>
      <text:p text:style-name="P2">[Page 3]</text:p>
      <text:p text:style-name="P2">I have just seen/ in the NY Herald/ that the Columbia/ arrived in Algiers/ <text:span text:style-name="T2">on time</text:span><text:span text:style-name="T3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5:33:43.31</meta:creation-date>
    <dc:date>2011-12-20T15:42:54.23</dc:date>
    <dc:creator>Penn Libraries</dc:creator>
    <meta:editing-duration>PT00H09M1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50" meta:character-count="2240"/>
  </office:meta>
</office:document-meta>
</file>